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ymfony Workshop 2016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Getting to grips with this professional framewor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o is this Gweilo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header>
                <text:p text:style-name="P2">~10 years industry</text:p>
                <text:p text:style-name="P2"/>
                <text:p text:style-name="P2">Jack of All Trades</text:p>
                <text:p text:style-name="P2"/>
                <text:p text:style-name="P2">Technology Lover</text:p>
                <text:p text:style-name="P2"><text:span text:style-name="T1"/></text:p>
                <text:p text:style-name="P2"><text:span text:style-name="T1">5421 6367</text:span></text:p>
                <text:p text:style-name="P2"><text:span text:style-name="T1">simon.ball.1985@gmail.com</text:span></text:p>
                <text:p text:style-name="P2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rab the code</text:p>
          </draw:text-box>
        </draw:frame>
        <draw:frame presentation:style-name="pr7" draw:text-style-name="P2" draw:layer="layout" svg:width="26cm" svg:height="14cm" svg:x="1cm" svg:y="5.5cm" presentation:class="outline">
          <draw:text-box>
            <text:p text:style-name="P2"><text:span text:style-name="T1">Git clone </text:span></text:p>
            <text:p text:style-name="P2"><text:span text:style-name="T1"/></text:p>
            <text:p text:style-name="P2"><text:span text:style-name="T1">cd symfony_stack</text:span></text:p>
            <text:p text:style-name="P2"><text:span text:style-name="T1"/></text:p>
            <text:p text:style-name="P2"><text:span text:style-name="T1">docker-compose 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Symfony?</text:p>
          </draw:text-box>
        </draw:frame>
        <draw:frame presentation:style-name="pr7" draw:text-style-name="P2" draw:layer="layout" svg:width="26cm" svg:height="14cm" svg:x="1cm" svg:y="5.5cm" presentation:class="outline">
          <draw:text-box>
            <text:list text:style-name="L2">
              <text:list-header>
                <text:p text:style-name="P2">Framework</text:p>
                <text:p text:style-name="P2"/>
                <text:p text:style-name="P2">Components</text:p>
                <text:p text:style-name="P2"/>
                <text:p text:style-name="P2">Community</text:p>
                <text:p text:style-name="P2"/>
                <text:p text:style-name="P2">Philosophy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o is it for?</text:p>
          </draw:text-box>
        </draw:frame>
        <draw:frame presentation:style-name="pr7" draw:text-style-name="P2" draw:layer="layout" svg:width="26cm" svg:height="14cm" svg:x="1cm" svg:y="5.5cm" presentation:class="outline">
          <draw:text-box>
            <text:list text:style-name="L2">
              <text:list-header>
                <text:p text:style-name="P2">Tailored Solutions</text:p>
                <text:p text:style-name="P2"/>
                <text:p text:style-name="P2">People who want to save time</text:p>
                <text:p text:style-name="P2"/>
                <text:p text:style-name="P2">Mini Project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2">
        <office:forms form:automatic-focus="false" form:apply-design-mode="false"/>
        <draw:frame presentation:style-name="pr9" draw:text-style-name="P1" draw:layer="layout" svg:width="26cm" svg:height="12.348cm" svg:x="1cm" svg:y="0.837cm" presentation:class="subtitle">
          <draw:text-box>
            <text:p>Let’s get Started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13:26:25.676624097</meta:creation-date>
    <meta:editing-duration>PT2H1M52S</meta:editing-duration>
    <meta:editing-cycles>2</meta:editing-cycles>
    <meta:generator>LibreOffice/5.2.1.2$Linux_X86_64 LibreOffice_project/20m0$Build-2</meta:generator>
    <dc:date>2016-10-01T15:28:18.310511560</dc:date>
    <meta:document-statistic meta:object-count="71"/>
    <meta:template xlink:type="simple" xlink:actuate="onRequest" xlink:title="Midnightblue" xlink:href="../../../../../usr/lib/libreoffice/share/template/common/presnt/Midnightblue.otp" meta:date="2016-10-01T13:26:25.61995932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